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margin-top="0cm" fo:margin-bottom="0.499cm" loext:contextual-spacing="false" fo:text-indent="0cm" style:auto-text-indent="false"/>
    </style:style>
    <style:style style:name="P2" style:family="paragraph" style:parent-style-name="Preformatted_20_Text">
      <style:paragraph-properties fo:margin-left="0cm" fo:margin-right="0cm" fo:margin-top="0cm" fo:margin-bottom="0.499cm" loext:contextual-spacing="false" fo:text-indent="0cm" style:auto-text-indent="false"/>
      <style:text-properties fo:color="#0000cc" fo:font-weight="bold"/>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fo:color="#606060"/>
    </style:style>
    <style:style style:name="P4"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5" style:family="paragraph" style:parent-style-name="Preformatted_20_Text">
      <style:paragraph-properties fo:margin-left="0cm" fo:margin-right="0cm" fo:margin-top="0cm" fo:margin-bottom="0cm" loext:contextual-spacing="false" fo:text-indent="0cm" style:auto-text-indent="false"/>
    </style:style>
    <style:style style:name="P6" style:family="paragraph" style:parent-style-name="Preformatted_20_Text">
      <style:paragraph-properties fo:margin-left="0cm" fo:margin-right="0cm" fo:margin-top="0cm" fo:margin-bottom="0cm" loext:contextual-spacing="false" fo:text-indent="0cm" style:auto-text-indent="false"/>
      <style:text-properties fo:color="#0000cc" fo:font-weight="bold"/>
    </style:style>
    <style:style style:name="P7" style:family="paragraph" style:parent-style-name="Preformatted_20_Text">
      <style:paragraph-properties fo:margin-left="0cm" fo:margin-right="0cm" fo:margin-top="0cm" fo:margin-bottom="0cm" loext:contextual-spacing="false" fo:text-indent="0cm" style:auto-text-indent="false"/>
      <style:text-properties fo:color="#606060"/>
    </style:style>
    <style:style style:name="P8"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T1" style:family="text">
      <style:text-properties fo:color="#0000cc"/>
    </style:style>
    <style:style style:name="T2" style:family="text">
      <style:text-properties fo:color="#0000cc" fo:font-weight="bold"/>
    </style:style>
    <style:style style:name="T3" style:family="text">
      <style:text-properties fo:color="#000000"/>
    </style:style>
    <style:style style:name="T4" style:family="text">
      <style:text-properties fo:color="#008000"/>
    </style:style>
    <style:style style:name="T5"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bsubsection{Quantum Bits}</text:p>
      <text:p text:style-name="P2">\label{subsubsec:qubits}</text:p>
      <text:p text:style-name="P3">%Classical computers manipulate bits and the quantum equivalent is called a quantum bit, often abbreviated as qubit.</text:p>
      <text:p text:style-name="P4">Classical computers manipulate bits, whereas quantum computer's most fundamental unit is called a quantum bit, often abbreviated as qubit. Bits as well as qubits are binary entities, meaning they can be 0 or 1. A classical bit can only be in one of the two possible states at once. In contrast, qubits obey the laws of quantum mechanics, which gives rise to the powerful property that - besides being a definite 0 or 1 - they can also be in a superposition of the two states. Mathematically this is expressed as a linear combination of the states 0 and 1:</text:p>
      <text:p text:style-name="P5"><text:span text:style-name="T1">\begin</text:span><text:span text:style-name="T3">{equation}</text:span></text:p>
      <text:p text:style-name="P5"><text:span text:style-name="T4">\</text:span><text:span text:style-name="T2">label{equ: simplequbit}</text:span></text:p>
      <text:p text:style-name="P8">\ket{q} = \alpha \ket{0} + \beta \ket{1}</text:p>
      <text:p text:style-name="P1"><text:span text:style-name="T1">\end</text:span><text:span text:style-name="T3">{equation}</text:span></text:p>
      <text:p text:style-name="P1"><text:span text:style-name="T3">where </text:span><text:span text:style-name="T4">$\alpha$</text:span><text:span text:style-name="T3"> and </text:span><text:span text:style-name="T4">$\beta$</text:span><text:span text:style-name="T3"> are complex coefficients and are often referred to as phase factors. </text:span><text:span text:style-name="T5">\0</text:span><text:span text:style-name="T3"> is the Dirac notation for the qubit being in state 0 and it represents a two-dimensional vector in a complex 2-D vector space (called Hilbert space </text:span><text:span text:style-name="T4">$\mathcal{H}_{2}$</text:span><text:span text:style-name="T3">). </text:span><text:span text:style-name="T5">\0</text:span><text:span text:style-name="T3"> and </text:span><text:span text:style-name="T5">\1</text:span><text:span text:style-name="T3"> are the the computational basis states and they constitute an orthonormal basis of </text:span><text:span text:style-name="T4">$\mathcal{H}_{2}$</text:span><text:span text:style-name="T3">. For the sake of clarity, </text:span><text:span text:style-name="T5">\0</text:span><text:span text:style-name="T3"> and </text:span><text:span text:style-name="T5">\1</text:span><text:span text:style-name="T3"> can be thought of as the 2-D vectors shown below.</text:span></text:p>
      <text:p text:style-name="P5"><text:span text:style-name="T1">\begin</text:span><text:span text:style-name="T3">{equation}</text:span></text:p>
      <text:p text:style-name="P5"><text:span text:style-name="T4">\</text:span><text:span text:style-name="T2">label{equ: 0and1kets}</text:span></text:p>
      <text:p text:style-name="P8">\ket{0} = <text:s/>\colvec{1\\0} \quad \quad \ket{1} = \colvec{0\\1}</text:p>
      <text:p text:style-name="P5"><text:span text:style-name="T1">\end</text:span><text:span text:style-name="T3">{equation}</text:span></text:p>
      <text:p text:style-name="P1"><text:span text:style-name="T3">However, even though a qubit can be in as superposition of </text:span><text:span text:style-name="T5">\0</text:span><text:span text:style-name="T3"> and </text:span><text:span text:style-name="T5">\1,</text:span><text:span text:style-name="T3"> when measured it will take the value </text:span><text:span text:style-name="T5">\0</text:span><text:span text:style-name="T3"> with a probability of </text:span><text:span text:style-name="T4">${|\alpha|}^{2}$</text:span><text:span text:style-name="T3"> and </text:span><text:span text:style-name="T5">\1</text:span><text:span text:style-name="T3"> with a probability of </text:span><text:span text:style-name="T4">${|\beta|}^{2}$</text:span><text:span text:style-name="T3">. Since the total probability of measuring any value has to be 1, the following normalization condition must be satisfied:</text:span></text:p>
      <text:p text:style-name="P5"><text:span text:style-name="T1">\begin</text:span><text:span text:style-name="T3">{equation}</text:span></text:p>
      <text:p text:style-name="P5"><text:span text:style-name="T4">\</text:span><text:span text:style-name="T2">label{equ: normalization}</text:span></text:p>
      <text:p text:style-name="P8">{|\alpha|}^{2} + {|\beta|}^{2} = <text:s/>1</text:p>
      <text:p text:style-name="P1"><text:span text:style-name="T1">\end</text:span><text:span text:style-name="T3">{equation}</text:span></text:p>
      <text:p text:style-name="P1"><text:span text:style-name="T3">Therefore, a qubit is inherently probabilistic but when measured it collapses into a single classical bit (0 or 1). It follows that a measurement destroys information about the superposition of the qubit (the values of </text:span><text:span text:style-name="T4">$\alpha$</text:span><text:span text:style-name="T3"> and </text:span><text:span text:style-name="T4">$\beta$</text:span><text:span text:style-name="T3">). This constitutes one of the main difficulties when designing quantum algorithms since only limited information can be obtained about the final states of the qubits in the quantum computer.</text:span></text:p>
      <text:p text:style-name="P7">%\begin{figure}[!ht]</text:p>
      <text:p text:style-name="P7">% <text:s text:c="6"/>\centering</text:p>
      <text:p text:style-name="P7">% <text:s text:c="6"/>\includegraphics[scale=0.07]{blochsphere.png}</text:p>
      <text:p text:style-name="P7">% <text:s text:c="6"/>\caption{\label{fig:blochsphere} An arbitrary two-dimensional qubit $\ket{\psi}$ visualized on the Bloch sphere. \textit{\small{Reprinted from Wikipedia, n.d., Retrieved September 7, 2016, from \url{https://en.wikipedia.org/wiki/Bloch_Sphere}. Copyright 2012 by Glosser.ca. Reprinted with permission.}}}</text:p>
      <text:p text:style-name="P3">%\end{figure}</text:p>
      <text:p text:style-name="P7">%\begin{equation}</text:p>
      <text:p text:style-name="P7">%\label{equ: blochqubit}</text:p>
      <text:p text:style-name="P7">%\ket{q} = \cos\frac{\theta}{2} \ket{0} + e^{i \phi} \sin\frac{\theta}{2} \ket{1}</text:p>
      <text:p text:style-name="P3"><text:soft-page-break/>%\end{equation}</text:p>
      <text:p text:style-name="P6">\subsubsection{Quantum Logic Gates}</text:p>
      <text:p text:style-name="P2">\label{subsubsec:quantumlogicgates}</text:p>
      <text:p text:style-name="P1"><text:span text:style-name="T3">In order to perform quantum computations, tools, analogous to the classical logic gates, are needed for qubit manipulation. The four most basic single-qubit quantum gates are given by the four Pauli matrices listed below in Equ. ~</text:span><text:span text:style-name="T5">\ref</text:span><text:span text:style-name="T3">{equ: paulimatrices}.</text:span></text:p>
      <text:p text:style-name="P5"><text:span text:style-name="T1">\begin</text:span><text:span text:style-name="T3">{align}</text:span></text:p>
      <text:p text:style-name="P5"><text:span text:style-name="T4">\</text:span><text:span text:style-name="T2">label{equ: paulimatrices}</text:span></text:p>
      <text:p text:style-name="P8">\sigma_{0} &amp;= \mathbb{1} = \begin{pmatrix}</text:p>
      <text:p text:style-name="P8"><text:s/>1 &amp; 0 \\ </text:p>
      <text:p text:style-name="P8"><text:s/>0 &amp; 1</text:p>
      <text:p text:style-name="P8"><text:s/>\end{pmatrix}</text:p>
      <text:p text:style-name="P8"><text:s/>\quad</text:p>
      <text:p text:style-name="P8"><text:s/>&amp;&amp;\sigma_{1} = \sigma_{x} = \begin{pmatrix}</text:p>
      <text:p text:style-name="P8"><text:s/>0 &amp; 1 \\ </text:p>
      <text:p text:style-name="P8"><text:s/>1 &amp; 0</text:p>
      <text:p text:style-name="P8"><text:s/>\end{pmatrix}</text:p>
      <text:p text:style-name="P8"><text:s/>\nonumber</text:p>
      <text:p text:style-name="P8"><text:s/>\\</text:p>
      <text:p text:style-name="P8"><text:s/>\sigma_{2} &amp;= \sigma_{y} = \begin{pmatrix}</text:p>
      <text:p text:style-name="P8"><text:s/>0 &amp; -i \\ </text:p>
      <text:p text:style-name="P8"><text:s/>i &amp; 0</text:p>
      <text:p text:style-name="P8"><text:s/>\end{pmatrix}</text:p>
      <text:p text:style-name="P8"><text:s/>\quad</text:p>
      <text:p text:style-name="P8"><text:s/>&amp;&amp;\sigma_{3} = \sigma_{z} = \begin{pmatrix}</text:p>
      <text:p text:style-name="P8"><text:s/>1 &amp; 0 \\ </text:p>
      <text:p text:style-name="P8"><text:s/>0 &amp; -1</text:p>
      <text:p text:style-name="P8"><text:s/>\end{pmatrix}</text:p>
      <text:p text:style-name="P5"><text:span text:style-name="T1">\end</text:span><text:span text:style-name="T3">{alig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09:58:44.444244544</meta:creation-date>
    <dc:date>2016-09-08T09:59:03.216143284</dc:date>
    <meta:editing-duration>PT19S</meta:editing-duration>
    <meta:editing-cycles>1</meta:editing-cycles>
    <meta:generator>LibreOffice/5.1.4.2$Linux_X86_64 LibreOffice_project/10m0$Build-2</meta:generator>
    <meta:document-statistic meta:table-count="0" meta:image-count="0" meta:object-count="0" meta:page-count="2" meta:paragraph-count="54" meta:word-count="500" meta:character-count="3475" meta:non-whitespace-character-count="2986"/>
  </office:meta>
</office:document-meta>
</file>